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office:font-face-decls>
  <office:automatic-styles>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hID:34">
        <text:h text:style-name="Heading_20_1" text:outline-level="1">Part 1</text:h>
      </text:section>
      <text:section text:style-name="Sect1" text:name="ChID:1">
        <text:h text:style-name="Heading_20_2" text:outline-level="2">1</text:h>
        <text:section text:style-name="Sect1" text:name="ScID:1">
          <text:p text:style-name="Text_20_body"><text:bookmark text:name="ScID:1"/><office:annotation>
       <dc:creator>scene title</dc:creator>
       <dc:date>2020-02-10T19:25:45.790000000</dc:date>
       <text:p>Meet Hal, threatened by Vurdi</text:p>
      </office:annotation>Hal Spacejock was sitting at the <text:span text:style-name="Emphasis">Black Gull</text:span>’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text:soft-page-break/>about a special offer?”</text:p>
          <text:p text:style-name="First_20_line_20_indent">“What kind of offer?” asked Hal suspiciously.</text:p>
          <text:p text:style-name="First_20_line_20_indent">“<text:span text:style-name="Strong_20_Emphasis">Planet books</text:span>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 </text:p>
        </text:section>
      </text:section>
      <text:section text:style-name="Sect1" text:name="ChID:2">
        <text:h text:style-name="Heading_20_2" text:outline-level="2">2</text:h>
        <text:section text:style-name="Sect1" text:name="ScID:2">
          <text:p text:style-name="Text_20_body"><text:bookmark text:name="ScID:2"/><office:annotation>
       <dc:creator>scene title</dc:creator>
       <dc:date>2020-02-10T19:25:45.790000000</dc:date>
       <text:p>Jerling buys team. Discusses Seraph.</text:p>
      </office:annotation>On planet Forg, a small crowd had gathered outside the local sky hockey stadium. South Forgberg was not a prosperous area <text:soft-page-break/>-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 </text:p>
        </text:section>
        <text:p text:style-name="Heading_20_4">* * *</text:p>
        <text:section text:style-name="Sect1" text:name="ScID:3">
          <text:p text:style-name="Text_20_body"><text:bookmark text:name="ScID:3"/><office:annotation>
       <dc:creator>scene title</dc:creator>
       <dc:date>2020-02-10T19:25:45.790000000</dc:date>
       <text:p>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 </text:p>
        </text:section>
      </text:section>
      <text:section text:style-name="Sect1" text:name="ChID:3">
        <text:h text:style-name="Heading_20_2" text:outline-level="2">3</text:h>
        <text:section text:style-name="Sect1" text:name="ScID:4">
          <text:p text:style-name="Text_20_body"><text:bookmark text:name="ScID:4"/><office:annotation>
       <dc:creator>scene title</dc:creator>
       <dc:date>2020-02-10T19:25:45.790000000</dc:date>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text:soft-page-break/>“No thanks. Vurdi’s robot might be hanging around.”</text:p>
          <text:p text:style-name="First_20_line_20_indent"/>
          <text:p text:style-name="First_20_line_20_indent">. . . </text:p>
        </text:section>
      </text:section>
      <text:section text:style-name="Sect1" text:name="ChID:4">
        <text:h text:style-name="Heading_20_2" text:outline-level="2">4</text:h>
        <text:section text:style-name="Sect1" text:name="ScID:5">
          <text:p text:style-name="Text_20_body"><text:bookmark text:name="ScID:5"/><office:annotation>
       <dc:creator>scene title</dc:creator>
       <dc:date>2020-02-10T19:25:45.800000000</dc:date>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 </text:p>
        </text:section>
        <text:p text:style-name="Heading_20_4">* * *</text:p>
        <text:section text:style-name="Sect1" text:name="ScID:6">
          <text:p text:style-name="Text_20_body"><text:bookmark text:name="ScID:6"/><office:annotation>
       <dc:creator>scene title</dc:creator>
       <dc:date>2020-02-10T19:25:45.800000000</dc:date>
       <text:p>Clunk checking computer for Incubots.</text:p>
      </office:annotation>Clunk dropped the last chess piece into the small wooden box <text:soft-page-break/>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 </text:p>
        </text:section>
        <text:p text:style-name="Heading_20_4">* * *</text:p>
        <text:section text:style-name="Sect1" text:name="ScID:7">
          <text:p text:style-name="Text_20_body"><text:bookmark text:name="ScID:7"/><office:annotation>
       <dc:creator>scene title</dc:creator>
       <dc:date>2020-02-10T19:25:45.800000000</dc:date>
       <text:p>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 </text:p>
        </text:section>
        <text:p text:style-name="Heading_20_4"><text:soft-page-break/>* * *</text:p>
        <text:section text:style-name="Sect1" text:name="ScID:8">
          <text:p text:style-name="Text_20_body"><text:bookmark text:name="ScID:8"/><office:annotation>
       <dc:creator>scene title</dc:creator>
       <dc:date>2020-02-10T19:25:45.800000000</dc:date>
       <text:p>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 </text:p>
        </text:section>
      </text:section>
      <text:section text:style-name="Sect1" text:name="ChID:5">
        <text:h text:style-name="Heading_20_2" text:outline-level="2">5</text:h>
        <text:section text:style-name="Sect1" text:name="ScID:9">
          <text:p text:style-name="Text_20_body"><text:bookmark text:name="ScID:9"/><office:annotation>
       <dc:creator>scene title</dc:creator>
       <dc:date>2020-02-10T19:25:45.800000000</dc:date>
       <text:p>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text:soft-page-break/>“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 </text:p>
        </text:section>
        <text:p text:style-name="Heading_20_4">* * *</text:p>
        <text:section text:style-name="Sect1" text:name="ScID:10">
          <text:p text:style-name="Text_20_body"><text:bookmark text:name="ScID:10"/><office:annotation>
       <dc:creator>scene title</dc:creator>
       <dc:date>2020-02-10T19:25:45.800000000</dc:date>
       <text:p>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 </text:p>
        </text:section>
      </text:section>
      <text:section text:style-name="Sect1" text:name="ChID:6">
        <text:h text:style-name="Heading_20_2" text:outline-level="2">6</text:h>
        <text:section text:style-name="Sect1" text:name="ScID:12">
          <text:p text:style-name="Text_20_body"><text:bookmark text:name="ScID:12"/><office:annotation>
       <dc:creator>scene title</dc:creator>
       <dc:date>2020-02-10T19:25:45.810000000</dc:date>
       <text:p>Hal gets to the ship and lifts off.</text:p>
      </office:annotation></text:p>
        </text:section>
      </text:section>
      <text:section text:style-name="Sect1" text:name="ChID:7">
        <text:h text:style-name="Heading_20_2" text:outline-level="2">7</text:h>
        <text:section text:style-name="Sect1" text:name="ScID:15">
          <text:p text:style-name="Text_20_body"><text:bookmark text:name="ScID:15"/><office:annotation>
       <dc:creator>scene title</dc:creator>
       <dc:date>2020-02-10T19:25:45.810000000</dc:date>
       <text:p>Hal finds Clunk on rope, falls out after him.</text:p>
      </office:annotation></text:p>
        </text:section>
      </text:section>
      <text:section text:style-name="Sect1" text:name="ChID:8">
        <text:h text:style-name="Heading_20_2" text:outline-level="2"><text:soft-page-break/>8</text:h>
        <text:section text:style-name="Sect1" text:name="ScID:17">
          <text:p text:style-name="Text_20_body"><text:bookmark text:name="ScID:17"/><office:annotation>
       <dc:creator>scene title</dc:creator>
       <dc:date>2020-02-10T19:25:45.810000000</dc:date>
       <text:p>Climb up rope to safety. Back in ship for hyperspace.</text:p>
      </office:annotation></text:p>
        </text:section>
      </text:section>
      <text:section text:style-name="Sect1" text:name="ChID:9">
        <text:h text:style-name="Heading_20_2" text:outline-level="2">9</text:h>
        <text:section text:style-name="Sect1" text:name="ScID:19">
          <text:p text:style-name="Text_20_body"><text:bookmark text:name="ScID:19"/><office:annotation>
       <dc:creator>scene title</dc:creator>
       <dc:date>2020-02-10T19:25:45.810000000</dc:date>
       <text:p>In his office. Gordon OKs the deal</text:p>
      </office:annotation></text:p>
        </text:section>
      </text:section>
      <text:section text:style-name="Sect1" text:name="ChID:10">
        <text:h text:style-name="Heading_20_2" text:outline-level="2">10</text:h>
        <text:section text:style-name="Sect1" text:name="ScID:22">
          <text:p text:style-name="Text_20_body"><text:bookmark text:name="ScID:22"/><office:annotation>
       <dc:creator>scene title</dc:creator>
       <dc:date>2020-02-10T19:25:45.810000000</dc:date>
       <text:p>Exits the ship to meet Bevan</text:p>
      </office:annotation></text:p>
        </text:section>
      </text:section>
      <text:section text:style-name="Sect1" text:name="ChID:11">
        <text:h text:style-name="Heading_20_2" text:outline-level="2">11</text:h>
        <text:section text:style-name="Sect1" text:name="ScID:25">
          <text:p text:style-name="Text_20_body"><text:bookmark text:name="ScID:25"/><office:annotation>
       <dc:creator>scene title</dc:creator>
       <dc:date>2020-02-10T19:25:45.810000000</dc:date>
       <text:p>Getting food out. Frozen puddings.</text:p>
      </office:annotation></text:p>
        </text:section>
        <text:p text:style-name="Heading_20_4">* * *</text:p>
        <text:section text:style-name="Sect1" text:name="ScID:27">
          <text:p text:style-name="Text_20_body"><text:bookmark text:name="ScID:27"/><office:annotation>
       <dc:creator>scene title</dc:creator>
       <dc:date>2020-02-10T19:25:45.810000000</dc:date>
       <text:p>Says goodbye to Clunk</text:p>
      </office:annotation></text:p>
        </text:section>
      </text:section>
      <text:section text:style-name="Sect1" text:name="ChID:12">
        <text:h text:style-name="Heading_20_2" text:outline-level="2">12</text:h>
        <text:section text:style-name="Sect1" text:name="ScID:29">
          <text:p text:style-name="Text_20_body"><text:bookmark text:name="ScID:29"/><office:annotation>
       <dc:creator>scene title</dc:creator>
       <dc:date>2020-02-10T19:25:45.810000000</dc:date>
       <text:p>Hal depressed. No escape from here.</text:p>
      </office:annotation></text:p>
        </text:section>
        <text:p text:style-name="Heading_20_4">* * *</text:p>
        <text:section text:style-name="Sect1" text:name="ScID:31">
          <text:p text:style-name="Text_20_body"><text:bookmark text:name="ScID:31"/><office:annotation>
       <dc:creator>scene title</dc:creator>
       <dc:date>2020-02-10T19:25:45.810000000</dc:date>
       <text:p>Lighten the ship. Preparing for liftoff.</text:p>
      </office:annotation></text:p>
        </text:section>
      </text:section>
      <text:section text:style-name="Sect1" text:name="ChID:13">
        <text:h text:style-name="Heading_20_2" text:outline-level="2">13</text:h>
        <text:section text:style-name="Sect1" text:name="ScID:34">
          <text:p text:style-name="Text_20_body"><text:bookmark text:name="ScID:34"/><office:annotation>
       <dc:creator>scene title</dc:creator>
       <dc:date>2020-02-10T19:25:45.810000000</dc:date>
       <text:p>Karl and Terry awaiting Hal. They take a call from their spy, intercept is at the orbiter.</text:p>
      </office:annotation></text:p>
        </text:section>
      </text:section>
      <text:section text:style-name="Sect1" text:name="ChID:14">
        <text:h text:style-name="Heading_20_2" text:outline-level="2"><text:soft-page-break/>14</text:h>
      </text:section>
      <text:section text:style-name="Sect1" text:name="ChID:15">
        <text:h text:style-name="Heading_20_2" text:outline-level="2">15</text:h>
        <text:section text:style-name="Sect1" text:name="ScID:38">
          <text:p text:style-name="Text_20_body"><text:bookmark text:name="ScID:38"/><office:annotation>
       <dc:creator>scene title</dc:creator>
       <dc:date>2020-02-10T19:25:45.820000000</dc:date>
       <text:p>Karl waiting impatiently</text:p>
      </office:annotation></text:p>
        </text:section>
        <text:p text:style-name="Heading_20_4">* * *</text:p>
        <text:section text:style-name="Sect1" text:name="ScID:40">
          <text:p text:style-name="Text_20_body"><text:bookmark text:name="ScID:40"/><office:annotation>
       <dc:creator>scene title</dc:creator>
       <dc:date>2020-02-10T19:25:45.820000000</dc:date>
       <text:p>Karl and Terry confused about 'Chunk'</text:p>
      </office:annotation></text:p>
        </text:section>
      </text:section>
      <text:section text:style-name="Sect1" text:name="ChID:16">
        <text:h text:style-name="Heading_20_2" text:outline-level="2">16</text:h>
        <text:section text:style-name="Sect1" text:name="ScID:43">
          <text:p text:style-name="Text_20_body"><text:bookmark text:name="ScID:43"/><office:annotation>
       <dc:creator>scene title</dc:creator>
       <dc:date>2020-02-10T19:25:45.820000000</dc:date>
       <text:p>Clunk slips out the back.</text:p>
      </office:annotation></text:p>
        </text:section>
        <text:p text:style-name="Heading_20_4">* * *</text:p>
        <text:section text:style-name="Sect1" text:name="ScID:45">
          <text:p text:style-name="Text_20_body"><text:bookmark text:name="ScID:45"/><office:annotation>
       <dc:creator>scene title</dc:creator>
       <dc:date>2020-02-10T19:25:45.820000000</dc:date>
       <text:p>Karl and Terry waiting.</text:p>
      </office:annotation></text:p>
        </text:section>
      </text:section>
      <text:section text:style-name="Sect1" text:name="ChID:17">
        <text:h text:style-name="Heading_20_2" text:outline-level="2">17</text:h>
        <text:section text:style-name="Sect1" text:name="ScID:47">
          <text:p text:style-name="Text_20_body"><text:bookmark text:name="ScID:47"/><office:annotation>
       <dc:creator>scene title</dc:creator>
       <dc:date>2020-02-10T19:25:45.820000000</dc:date>
       <text:p>Clunk in orbit</text:p>
      </office:annotation></text:p>
        </text:section>
        <text:p text:style-name="Heading_20_4">* * *</text:p>
        <text:section text:style-name="Sect1" text:name="ScID:49">
          <text:p text:style-name="Text_20_body"><text:bookmark text:name="ScID:49"/><office:annotation>
       <dc:creator>scene title</dc:creator>
       <dc:date>2020-02-10T19:25:45.820000000</dc:date>
       <text:p>Clunk uses cylinder</text:p>
      </office:annotation></text:p>
        </text:section>
      </text:section>
      <text:section text:style-name="Sect1" text:name="ChID:35">
        <text:h text:style-name="Heading_20_1" text:outline-level="1">Part 2</text:h>
      </text:section>
      <text:section text:style-name="Sect1" text:name="ChID:18">
        <text:h text:style-name="Heading_20_2" text:outline-level="2">18</text:h>
        <text:section text:style-name="Sect1" text:name="ScID:51">
          <text:p text:style-name="Text_20_body"><text:bookmark text:name="ScID:51"/><office:annotation>
       <dc:creator>scene title</dc:creator>
       <dc:date>2020-02-10T19:25:45.820000000</dc:date>
       <text:p>Terry places the 'bomb'</text:p>
      </office:annotation></text:p>
        </text:section>
        <text:p text:style-name="Heading_20_4">* * *</text:p>
        <text:section text:style-name="Sect1" text:name="ScID:53">
          <text:p text:style-name="Text_20_body"><text:bookmark text:name="ScID:53"/><text:soft-page-break/><office:annotation>
       <dc:creator>scene title</dc:creator>
       <dc:date>2020-02-10T19:25:45.820000000</dc:date>
       <text:p>Hal buys food</text:p>
      </office:annotation></text:p>
        </text:section>
      </text:section>
      <text:section text:style-name="Sect1" text:name="ChID:19">
        <text:h text:style-name="Heading_20_2" text:outline-level="2">19</text:h>
        <text:section text:style-name="Sect1" text:name="ScID:55">
          <text:p text:style-name="Text_20_body"><text:bookmark text:name="ScID:55"/><office:annotation>
       <dc:creator>scene title</dc:creator>
       <dc:date>2020-02-10T19:25:45.820000000</dc:date>
       <text:p>Karl leaves a note, takes Clunk.</text:p>
      </office:annotation></text:p>
        </text:section>
        <text:p text:style-name="Heading_20_4">* * *</text:p>
        <text:section text:style-name="Sect1" text:name="ScID:57">
          <text:p text:style-name="Text_20_body"><text:bookmark text:name="ScID:57"/><office:annotation>
       <dc:creator>scene title</dc:creator>
       <dc:date>2020-02-10T19:25:45.820000000</dc:date>
       <text:p>Hal about to hyperspace.</text:p>
      </office:annotation></text:p>
        </text:section>
      </text:section>
      <text:section text:style-name="Sect1" text:name="ChID:20">
        <text:h text:style-name="Heading_20_2" text:outline-level="2">20</text:h>
        <text:section text:style-name="Sect1" text:name="ScID:60">
          <text:p text:style-name="Text_20_body"><text:bookmark text:name="ScID:60"/><office:annotation>
       <dc:creator>scene title</dc:creator>
       <dc:date>2020-02-10T19:25:45.820000000</dc:date>
       <text:p>Hal gets real Jerling's call. Has to get cargo and robot back.</text:p>
      </office:annotation></text:p>
        </text:section>
        <text:p text:style-name="Heading_20_4">* * *</text:p>
        <text:section text:style-name="Sect1" text:name="ScID:62">
          <text:p text:style-name="Text_20_body"><text:bookmark text:name="ScID:62"/><office:annotation>
       <dc:creator>scene title</dc:creator>
       <dc:date>2020-02-10T19:25:45.830000000</dc:date>
       <text:p>Hal sets course for Forg.</text:p>
      </office:annotation></text:p>
        </text:section>
        <text:p text:style-name="Heading_20_4">* * *</text:p>
        <text:section text:style-name="Sect1" text:name="ScID:64">
          <text:p text:style-name="Text_20_body"><text:bookmark text:name="ScID:64"/><office:annotation>
       <dc:creator>scene title</dc:creator>
       <dc:date>2020-02-10T19:25:45.830000000</dc:date>
       <text:p>Land on Forg, in rubbish.</text:p>
      </office:annotation></text:p>
        </text:section>
      </text:section>
      <text:section text:style-name="Sect1" text:name="ChID:21">
        <text:h text:style-name="Heading_20_2" text:outline-level="2">21</text:h>
        <text:section text:style-name="Sect1" text:name="ScID:66">
          <text:p text:style-name="Text_20_body"><text:bookmark text:name="ScID:66"/><office:annotation>
       <dc:creator>scene title</dc:creator>
       <dc:date>2020-02-10T19:25:45.830000000</dc:date>
       <text:p>Hal rents a car in Jerling's name and heads towards Forgberg and the Casino.</text:p>
      </office:annotation></text:p>
        </text:section>
        <text:p text:style-name="Heading_20_4">* * *</text:p>
        <text:section text:style-name="Sect1" text:name="ScID:68">
          <text:p text:style-name="Text_20_body"><text:bookmark text:name="ScID:68"/><office:annotation>
       <dc:creator>scene title</dc:creator>
       <dc:date>2020-02-10T19:25:45.830000000</dc:date>
       <text:p>Hal after almost running Clunk down. Picks him up.</text:p>
      </office:annotation></text:p>
        </text:section>
      </text:section>
      <text:section text:style-name="Sect1" text:name="ChID:22">
        <text:h text:style-name="Heading_20_2" text:outline-level="2">22</text:h>
        <text:section text:style-name="Sect1" text:name="ScID:71">
          <text:p text:style-name="Text_20_body"><text:bookmark text:name="ScID:71"/><office:annotation>
       <dc:creator>scene title</dc:creator>
       <dc:date>2020-02-10T19:25:45.830000000</dc:date>
       <text:p>Find car, go to find clothes.</text:p>
      </office:annotation></text:p>
        </text:section>
      </text:section>
      <text:section text:style-name="Sect1" text:name="ChID:23">
        <text:h text:style-name="Heading_20_2" text:outline-level="2">23</text:h>
        <text:section text:style-name="Sect1" text:name="ScID:74">
          <text:p text:style-name="Text_20_body"><text:bookmark text:name="ScID:74"/><office:annotation>
       <dc:creator>scene title</dc:creator>
       <dc:date>2020-02-10T19:25:45.830000000</dc:date>
       <text:p>Hal sells Clunk</text:p>
      </office:annotation></text:p>
        </text:section>
      </text:section>
      <text:section text:style-name="Sect1" text:name="ChID:24">
        <text:h text:style-name="Heading_20_2" text:outline-level="2"><text:soft-page-break/>24</text:h>
        <text:section text:style-name="Sect1" text:name="ScID:77">
          <text:p text:style-name="Text_20_body"><text:bookmark text:name="ScID:77"/><office:annotation>
       <dc:creator>scene title</dc:creator>
       <dc:date>2020-02-10T19:25:45.830000000</dc:date>
       <text:p>Hal annoyed at Clunk for buying only the best.</text:p>
      </office:annotation></text:p>
        </text:section>
        <text:p text:style-name="Heading_20_4">* * *</text:p>
        <text:section text:style-name="Sect1" text:name="ScID:79">
          <text:p text:style-name="Text_20_body"><text:bookmark text:name="ScID:79"/><office:annotation>
       <dc:creator>scene title</dc:creator>
       <dc:date>2020-02-10T19:25:45.830000000</dc:date>
       <text:p>Clunk gambling. Fight with human couple.</text:p>
      </office:annotation></text:p>
        </text:section>
        <text:p text:style-name="Heading_20_4">* * *</text:p>
        <text:section text:style-name="Sect1" text:name="ScID:81">
          <text:p text:style-name="Text_20_body"><text:bookmark text:name="ScID:81"/><office:annotation>
       <dc:creator>scene title</dc:creator>
       <dc:date>2020-02-10T19:25:45.830000000</dc:date>
       <text:p>Sitting on the steps, battered and bruised. Limo arrives for Karl.</text:p>
      </office:annotation></text:p>
        </text:section>
      </text:section>
      <text:section text:style-name="Sect1" text:name="ChID:25">
        <text:h text:style-name="Heading_20_2" text:outline-level="2">25</text:h>
        <text:section text:style-name="Sect1" text:name="ScID:84">
          <text:p text:style-name="Text_20_body"><text:bookmark text:name="ScID:84"/><office:annotation>
       <dc:creator>scene title</dc:creator>
       <dc:date>2020-02-10T19:25:45.830000000</dc:date>
       <text:p>Clunk travelling on the back of Karl's limo</text:p>
      </office:annotation></text:p>
        </text:section>
        <text:p text:style-name="Heading_20_4">* * *</text:p>
        <text:section text:style-name="Sect1" text:name="ScID:86">
          <text:p text:style-name="Text_20_body"><text:bookmark text:name="ScID:86"/><office:annotation>
       <dc:creator>scene title</dc:creator>
       <dc:date>2020-02-10T19:25:45.830000000</dc:date>
       <text:p>Clunk sees Hal catching up again. Limo stops.</text:p>
      </office:annotation></text:p>
        </text:section>
      </text:section>
      <text:section text:style-name="Sect1" text:name="ChID:26">
        <text:h text:style-name="Heading_20_2" text:outline-level="2">26</text:h>
        <text:section text:style-name="Sect1" text:name="ScID:89">
          <text:p text:style-name="Text_20_body"><text:bookmark text:name="ScID:89"/><office:annotation>
       <dc:creator>scene title</dc:creator>
       <dc:date>2020-02-10T19:25:45.840000000</dc:date>
       <text:p>Clunk uploads the Navcom into the ship.</text:p>
      </office:annotation></text:p>
        </text:section>
      </text:section>
      <text:section text:style-name="Sect1" text:name="ChID:27">
        <text:h text:style-name="Heading_20_2" text:outline-level="2">27</text:h>
        <text:section text:style-name="Sect1" text:name="ScID:92">
          <text:p text:style-name="Text_20_body"><text:bookmark text:name="ScID:92"/><office:annotation>
       <dc:creator>scene title</dc:creator>
       <dc:date>2020-02-10T19:25:45.840000000</dc:date>
       <text:p>The shop robots want Clunk to escape with them. Mention Hal's capture.</text:p>
      </office:annotation></text:p>
        </text:section>
        <text:p text:style-name="Heading_20_4">* * *</text:p>
        <text:section text:style-name="Sect1" text:name="ScID:94">
          <text:p text:style-name="Text_20_body"><text:bookmark text:name="ScID:94"/><office:annotation>
       <dc:creator>scene title</dc:creator>
       <dc:date>2020-02-10T19:25:45.840000000</dc:date>
       <text:p>Clunk steals armoured car, drives it into the house.</text:p>
      </office:annotation></text:p>
        </text:section>
      </text:section>
      <text:section text:style-name="Sect1" text:name="ChID:28">
        <text:h text:style-name="Heading_20_2" text:outline-level="2">28</text:h>
        <text:section text:style-name="Sect1" text:name="ScID:96">
          <text:p text:style-name="Text_20_body"><text:bookmark text:name="ScID:96"/><office:annotation>
       <dc:creator>scene title</dc:creator>
       <dc:date>2020-02-10T19:25:45.840000000</dc:date>
       <text:p>Karl and Terry take the limo</text:p>
      </office:annotation></text:p>
        </text:section>
        <text:p text:style-name="Heading_20_4">* * *</text:p>
        <text:section text:style-name="Sect1" text:name="ScID:98">
          <text:p text:style-name="Text_20_body"><text:bookmark text:name="ScID:98"/><office:annotation>
       <dc:creator>scene title</dc:creator>
       <dc:date>2020-02-10T19:25:45.840000000</dc:date>
       <text:p>Karl and Terry overtake and head for Spaceport. Looking for Volante.</text:p>
      </office:annotation></text:p>
        </text:section>
      </text:section>
      <text:section text:style-name="Sect1" text:name="ChID:29">
        <text:h text:style-name="Heading_20_2" text:outline-level="2"><text:soft-page-break/>29</text:h>
        <text:section text:style-name="Sect1" text:name="ScID:101">
          <text:p text:style-name="Text_20_body"><text:bookmark text:name="ScID:101"/><office:annotation>
       <dc:creator>scene title</dc:creator>
       <dc:date>2020-02-10T19:25:45.840000000</dc:date>
       <text:p>Hal and Clunk fleeing in Gull</text:p>
      </office:annotation></text:p>
        </text:section>
        <text:p text:style-name="Heading_20_4">* * *</text:p>
        <text:section text:style-name="Sect1" text:name="ScID:103">
          <text:p text:style-name="Text_20_body"><text:bookmark text:name="ScID:103"/><office:annotation>
       <dc:creator>scene title</dc:creator>
       <dc:date>2020-02-10T19:25:45.840000000</dc:date>
       <text:p>Clunk wants to throw stuff at the flyer</text:p>
      </office:annotation></text:p>
        </text:section>
        <text:p text:style-name="Heading_20_4">* * *</text:p>
        <text:section text:style-name="Sect1" text:name="ScID:105">
          <text:p text:style-name="Text_20_body"><text:bookmark text:name="ScID:105"/><office:annotation>
       <dc:creator>scene title</dc:creator>
       <dc:date>2020-02-10T19:25:45.840000000</dc:date>
       <text:p>Hal fetches the puddings.</text:p>
      </office:annotation></text:p>
        </text:section>
      </text:section>
      <text:section text:style-name="Sect1" text:name="ChID:30">
        <text:h text:style-name="Heading_20_2" text:outline-level="2">30</text:h>
        <text:section text:style-name="Sect1" text:name="ScID:108">
          <text:p text:style-name="Text_20_body"><text:bookmark text:name="ScID:108"/><office:annotation>
       <dc:creator>scene title</dc:creator>
       <dc:date>2020-02-10T19:25:45.840000000</dc:date>
       <text:p>Hal yells at Jerling, then cargo arrives on truck.</text:p>
      </office:annotation></text:p>
        </text:section>
        <text:p text:style-name="Heading_20_4">* * *</text:p>
        <text:section text:style-name="Sect1" text:name="ScID:110">
          <text:p text:style-name="Text_20_body"><text:bookmark text:name="ScID:110"/><office:annotation>
       <dc:creator>scene title</dc:creator>
       <dc:date>2020-02-10T19:25:45.840000000</dc:date>
       <text:p>Clunk outside, depressed.</text:p>
      </office:annotation></text:p>
        </text:section>
        <text:p text:style-name="Heading_20_4">* * *</text:p>
        <text:section text:style-name="Sect1" text:name="ScID:112">
          <text:p text:style-name="Text_20_body"><text:bookmark text:name="ScID:112"/><office:annotation>
       <dc:creator>scene title</dc:creator>
       <dc:date>2020-02-10T19:25:45.850000000</dc:date>
       <text:p>Karl bursts in, armed.</text:p>
      </office:annotation></text:p>
        </text:section>
      </text:section>
      <text:section text:style-name="Sect1" text:name="ChID:31">
        <text:h text:style-name="Heading_20_2" text:outline-level="2">31</text:h>
        <text:section text:style-name="Sect1" text:name="ScID:114">
          <text:p text:style-name="Text_20_body"><text:bookmark text:name="ScID:114"/><office:annotation>
       <dc:creator>scene title</dc:creator>
       <dc:date>2020-02-10T19:25:45.850000000</dc:date>
       <text:p>Terry ties Hal in hold, leaves back doors open.</text:p>
      </office:annotation></text:p>
        </text:section>
        <text:p text:style-name="Heading_20_4">* * *</text:p>
        <text:section text:style-name="Sect1" text:name="ScID:116">
          <text:p text:style-name="Text_20_body"><text:bookmark text:name="ScID:116"/><office:annotation>
       <dc:creator>scene title</dc:creator>
       <dc:date>2020-02-10T19:25:45.850000000</dc:date>
       <text:p>Hal dodges Brutus, escapes the hold.</text:p>
      </office:annotation></text:p>
        </text:section>
      </text:section>
      <text:section text:style-name="Sect1" text:name="ChID:32">
        <text:h text:style-name="Heading_20_2" text:outline-level="2">32</text:h>
        <text:section text:style-name="Sect1" text:name="ScID:119">
          <text:p text:style-name="Text_20_body"><text:bookmark text:name="ScID:119"/><office:annotation>
       <dc:creator>scene title</dc:creator>
       <dc:date>2020-02-10T19:25:45.850000000</dc:date>
       <text:p>Black Gull hyperspaces to oblivion</text:p>
      </office:annotation></text:p>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urier Prime" svg:font-family="'Courier Prime'"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Segoe UI" fo:font-size="10pt" fo:language="de" fo:country="DE" style:letter-kerning="true" style:font-name-asian="NSimSun" style:font-size-asian="10pt" style:language-asian="zxx" style:country-asian="none" style:font-name-complex="Arial"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NSimSun" style:font-size-asian="10pt" style:language-asian="zxx" style:country-asian="none" style:font-name-complex="Arial"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family="'Courier Prime'" style:font-style-name="Standard" style:font-family-generic="modern" style:font-pitch="fixed"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loext:contextual-spacing="false"/>
    </style:style>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1.461cm" fo:margin-bottom="0.73cm" loext:contextual-spacing="false"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loext:contextual-spacing="false"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loext:contextual-spacing="false"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style:page-number="auto"/>
    </style:style>
    <style:style style:name="First_20_line_20_indent" style:display-name="First line indent" style:family="paragraph" style:parent-style-name="Text_20_body" style:class="text" style:master-page-name="">
      <style:paragraph-properties fo:margin-left="0cm" fo:margin-right="0cm" fo:margin-top="0cm" fo:margin-bottom="0cm" loext:contextual-spacing="false" fo:text-indent="0.499cm" style:auto-text-indent="false" style:page-number="auto"/>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loext: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loext: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loext: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loext: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loext: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loext: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loext: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loext: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loext: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loext: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loext: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loext: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loext: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loext: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loext: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6pt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fo:margin-top="0.21cm" fo:margin-bottom="0.21cm" loext:contextual-spacing="false"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style:text-properties fo:font-size="10pt"/>
    </style:style>
    <style:style style:name="Addressee" style:family="paragraph" style:parent-style-name="Standard" style:class="extra">
      <style:paragraph-properties fo:margin-top="0cm" fo:margin-bottom="0.106cm" loext:contextual-spacing="false"/>
    </style:style>
    <style:style style:name="Sender" style:family="paragraph" style:parent-style-name="Standard" style:class="extra">
      <style:paragraph-properties fo:margin-top="0cm" fo:margin-bottom="0.106cm" loext:contextual-spacing="false" fo:line-height="100%"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Index_20_1" style:display-name="Index 1" style:family="paragraph" style:parent-style-name="Index" style:class="index">
      <style:paragraph-properties fo:margin-left="0.499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loext:graphic-properties draw:fill="none" draw:fill-color="#729fcf"/>
      <style:paragraph-properties fo:margin-left="0cm" fo:margin-right="0cm" fo:margin-top="6.001cm" fo:margin-bottom="0cm" loext:contextual-spacing="false" fo:line-height="200%" fo:text-align="center" style:justify-single-word="false" fo:text-indent="0cm" style:auto-text-indent="false" style:page-number="auto" fo:background-color="transparent" fo:padding="0cm" fo:border="none" text:number-lines="false" text:line-number="0">
        <style:tab-stops/>
      </style:paragraph-properties>
      <style:text-properties fo:text-transform="uppercase" fo:letter-spacing="0.106cm" fo:font-weight="normal" style:letter-kerning="false"/>
    </style:style>
    <style:style style:name="Subtitle" style:family="paragraph" style:parent-style-name="Title" style:class="chapter" style:master-page-name="">
      <style:paragraph-properties fo:margin-top="0cm" fo:margin-bottom="0cm" loext:contextual-spacing="false"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fo:margin-left="0.499cm" fo:margin-right="0.499cm" fo:margin-top="0cm" fo:margin-bottom="0.499cm" loext:contextual-spacing="false" fo:text-indent="0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Autor" style:family="paragraph" style:parent-style-name="Title" style:next-style-name="Title" style:class="chapter" style:master-page-name="">
      <style:paragraph-properties fo:margin-top="0cm" fo:margin-bottom="0cm" loext:contextual-spacing="false" style:page-number="auto"/>
      <style:text-properties fo:font-variant="normal" fo:text-transform="none" fo:letter-spacing="normal" fo:font-style="normal" fo:font-weight="normal"/>
    </style:style>
    <style:style style:name="Strong_20_Emphasis" style:display-name="Strong Emphasis" style:family="text">
      <style:text-properties fo:text-transform="uppercase"/>
    </style:style>
    <style:style style:name="Emphasis" style:family="text">
      <style:text-properties fo:font-style="italic" fo:background-color="transparent"/>
    </style:style>
    <style:style style:name="Footnote_20_Symbol" style:display-name="Footnote Symbol" style:family="text"/>
    <style:style style:name="Page_20_Number" style:display-name="Page Number" style:family="text">
      <style:text-properties style:font-name="ITC Officina Sans Book" fo:font-family="'ITC Officina Sans Book'" style:font-family-generic="swiss" style:font-pitch="variable"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family="'Courier New'" style:font-style-name="Standard" style:font-family-generic="modern" style:font-pitch="fixed"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Citation" style:family="text">
      <style:text-properties fo:font-style="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Example" style:family="text">
      <style:text-properties style:font-name="Courier New1" fo:font-family="'Courier New'" style:font-family-generic="roman" style:font-pitch="fixed"/>
    </style:style>
    <style:style style:name="User_20_Entry" style:display-name="User Entry"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HTML" style:page-layout-name="Mpm2"/>
    <style:master-page style:name="First_20_Page" style:display-name="First Page" style:page-layout-name="Mpm3" style:next-style-name="Standard"/>
    <style:master-page style:name="Left_20_Page" style:display-name="Left Page" style:page-layout-name="Mpm4"/>
    <style:master-page style:name="Right_20_Page" style:display-name="Right Page" style:page-layout-name="Mpm5"/>
    <style:master-page style:name="Envelope" style:page-layout-name="Mpm6"/>
    <style:master-page style:name="Index" style:page-layout-name="Mpm7" style:next-style-name="Standard"/>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Hal Spacejock book one - Sample yWriter Project</dc:title>
    <meta:editing-cycles>0</meta:editing-cycles>
    <meta:editing-duration>P0D</meta:editing-duration>
    <meta:generator>LibreOffice/6.3.4.2$Windows_X86_64 LibreOffice_project/60da17e045e08f1793c57c00ba83cdfce946d0aa</meta:generator>
    <meta:document-statistic meta:table-count="0" meta:image-count="0" meta:object-count="0" meta:page-count="12" meta:paragraph-count="176" meta:word-count="1363" meta:character-count="7366" meta:non-whitespace-character-count="6124"/>
  </office:meta>
</office:document-meta>
</file>